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/>
    <style:style style:family="paragraph" style:name="P3" style:display-name="P3" style:parent-style-name="Normal">
      <style:text-properties fo:font-size="14pt" fo:font-weight="bold"/>
    </style:style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Debug SignalK with Eclipse</text:p>
        <text:p text:style-name="P2"/>
        <text:p text:style-name="P2">Import projects into workspace. (File &gt; Import)</text:p>
        <text:p text:style-name="P2"><text:tab/>Select Maven, Existing Maven Project, Next</text:p>
        <text:p text:style-name="P2"><text:tab/>Select the pom and Add project to working set, Finish.</text:p>
        <text:p text:style-name="P2"/>
        <text:p text:style-name="P3">Building project in terminal</text:p>
        <text:p text:style-name="P2"/>
        <text:p text:style-name="P2">poms have been modified so that only the dev profile can be active.</text:p>
        <text:p text:style-name="P2"/>
        <text:p text:style-name="P2">Open Terminal in signalk-core-java</text:p>
        <text:p text:style-name="P2"> rberliner@BigIA:~/Dropbox/freeboard/signalk-core-java$ mvn install</text:p>
        <text:p text:style-name="P2"/>
        <text:p text:style-name="P2">Open Terminal in signalk-server-java</text:p>
        <text:p text:style-name="P2">rberliner@BigIA:~/Dropbox/freeboard/signalk-server-java$ <text:bookmark-start text:name="__DdeLink__38_1881318572"/>mvn -Pdev -Dmaven.test.skip=true install <text:bookmark-end text:name="__DdeLink__38_1881318572"/></text:p>
        <text:p text:style-name="P2"/>
        <text:p text:style-name="P2">Run project in a third Terminal</text:p>
        <text:p text:style-name="P2">rberliner@BigIA:~/Documents/FreeboardProjects/signalk-java$ mvn -Pdev exec:java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mo" svg:font-family="Arimo"/>
    <style:font-face style:name="Tinos" svg:font-family="Tinos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mo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Normal" style:display-name="Normal">
      <style:paragraph-properties style:writing-mode="lr"/>
      <style:text-properties style:font-name="Tinos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Ronald Berliner</meta:initial-creator>
    <dc:creator>Ronald Berliner</dc:creator>
    <meta:creation-date>2017-01-04T12:23:54</meta:creation-date>
    <dc:date>Thu Feb  2 13:58:04 2017
</dc:date>
  </office:meta>
</office:document-meta>
</file>